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c2faa" officeooo:paragraph-rsid="001c2faa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c0af" officeooo:paragraph-rsid="001cc0a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c0af" officeooo:paragraph-rsid="001cc0a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c0af" officeooo:paragraph-rsid="001e57e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e57e5" officeooo:paragraph-rsid="001e57e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officeooo:rsid="001c2faa" officeooo:paragraph-rsid="001c2faa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c2fa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cc0a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cc0af" officeooo:paragraph-rsid="001cc0af" style:font-weight-asian="bold" style:font-weight-complex="bold"/>
    </style:style>
    <style:style style:name="P10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fo:font-size="28pt" officeooo:rsid="001c2faa" officeooo:paragraph-rsid="001c2faa" style:font-size-asian="28pt" style:font-size-complex="28pt"/>
    </style:style>
    <style:style style:name="T1" style:family="text">
      <style:text-properties fo:font-size="12pt" officeooo:rsid="001c2faa" style:font-size-asian="10.5pt" style:font-size-complex="12pt"/>
    </style:style>
    <style:style style:name="T2" style:family="text">
      <style:text-properties fo:font-size="12pt" officeooo:rsid="001cc0af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57e5" style:font-weight-asian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agrant Setup Ubuntu 16.04</text:p>
      <text:p text:style-name="P1"/>
      <text:p text:style-name="P6">Installation of vagrant in ubuntu 16.04</text:p>
      <text:p text:style-name="P1"/>
      <text:p text:style-name="P1">Use this command to install vagrant in your local ubuntu 16.04 as follows:</text:p>
      <text:p text:style-name="P1"/>
      <text:p text:style-name="P7"><text:span text:style-name="T1">$ </text:span>sudo apt-get install vagrant</text:p>
      <text:p text:style-name="P1"/>
      <text:p text:style-name="P3">=&gt; <text:span text:style-name="T3">To install vagrant in your local machine. If you face any problem please follow link below</text:span></text:p>
      <text:p text:style-name="P1"/>
      <text:p text:style-name="P1">Followed link: <text:a xlink:type="simple" xlink:href="https://howtoprogram.xyz/2016/07/23/install-vagrant-ubuntu-16-04/" text:style-name="Internet_20_link" text:visited-style-name="Visited_20_Internet_20_Link">https://howtoprogram.xyz/2016/07/23/install-vagrant-ubuntu-16-04/</text:a></text:p>
      <text:p text:style-name="P1"/>
      <text:p text:style-name="P8"><text:span text:style-name="T2">$ </text:span>sudo apt-get install virtualbox</text:p>
      <text:p text:style-name="P8"/>
      <text:p text:style-name="P9">=&gt; <text:span text:style-name="T3">Before you use vagrant you need to install virtualbox or vmware in you local machine, because vagrant uses 3</text:span><text:span text:style-name="T5">rd</text:span><text:span text:style-name="T3"> party virtual machine to in</text:span><text:span text:style-name="T4">s</text:span><text:span text:style-name="T3">tall images.</text:span></text:p>
      <text:p text:style-name="P2"/>
      <text:p text:style-name="P3">$ vagrant init “ubuntu/xenial64”</text:p>
      <text:p text:style-name="P3"/>
      <text:p text:style-name="P4">=&gt; <text:span text:style-name="T4">It will create a file named Vagrantfile. You can modify this file as per your need. </text:span><text:span text:style-name="T3">If you want to create a “ubuntu/xenial64” images in vagrant then you run this command.</text:span><text:span text:style-name="T4"> You can search any image available in vagrant box through this link </text:span><text:a xlink:type="simple" xlink:href="https://app.vagrantup.com/boxes/search" text:style-name="Internet_20_link" text:visited-style-name="Visited_20_Internet_20_Link"><text:span text:style-name="T4">https://app.vagrantup.com/boxes/search</text:span></text:a></text:p>
      <text:p text:style-name="P4"><text:span text:style-name="T4"/></text:p>
      <text:p text:style-name="P5">$ vagrant up</text:p>
      <text:p text:style-name="P5"/>
      <text:p text:style-name="P5">=&gt; <text:span text:style-name="T3">To run the created image. </text:span></text:p>
      <text:p text:style-name="P5"><text:span text:style-name="T3"/></text:p>
      <text:p text:style-name="P5">$ vagrant ssh</text:p>
      <text:p text:style-name="P5"/>
      <text:p text:style-name="P5">=&gt; <text:span text:style-name="T3">It will give you a command line interface to comunicate with the virtual mach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22:06.812321410</meta:creation-date>
    <meta:generator>LibreOffice/5.1.6.2$Linux_X86_64 LibreOffice_project/10m0$Build-2</meta:generator>
    <dc:date>2018-11-13T17:22:17.313694090</dc:date>
    <meta:editing-duration>PT9M28S</meta:editing-duration>
    <meta:editing-cycles>1</meta:editing-cycles>
    <meta:document-statistic meta:table-count="0" meta:image-count="0" meta:object-count="0" meta:page-count="1" meta:paragraph-count="14" meta:word-count="155" meta:character-count="979" meta:non-whitespace-character-count="837"/>
  </office:meta>
</office:document-meta>
</file>